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inValidator.isValidCountryCodeTld( String ccT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Validator.isValidInfrastructureTld( String iT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Validator.isValidTld( String t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ainValidator.Domain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ainValidator.chompLeadingDo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ainValidator.isValid( String 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ain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Validator.isValidGenericTld( String gT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